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1.182cm"/>
    </style:style>
    <style:style style:name="co10" style:family="table-column">
      <style:table-column-properties fo:break-before="auto" style:column-width="1.83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none" fo:border-right="0.088cm solid #000000" fo:border-top="0.088cm solid #000000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>
      <style:table-cell-properties fo:border-bottom="0.088cm solid #000000" fo:border-left="none" fo:border-right="0.088cm solid #000000" fo:border-top="none"/>
    </style:style>
    <style:style style:name="ce7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8" style:family="table-cell" style:parent-style-name="Default">
      <style:table-cell-properties fo:border-bottom="none" fo:border-left="0.088cm solid #000000" fo:border-right="0.088cm solid #000000" fo:border-top="none"/>
    </style:style>
    <style:style style:name="ce9" style:family="table-cell" style:parent-style-name="Default">
      <style:table-cell-properties fo:border-bottom="0.088cm solid #000000" fo:border-left="0.088cm solid #000000" fo:border-right="0.088cm solid #000000" fo:border-top="non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5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10" table:number-columns-repeated="4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Originální data (místnost):</text:p>
          </table:table-cell>
          <table:table-cell table:number-columns-repeated="5"/>
          <table:table-cell office:value-type="string" table:number-columns-spanned="2" table:number-rows-spanned="1">
            <text:p>Plošná sumace:</text:p>
          </table:table-cell>
          <table:covered-table-cell/>
          <table:table-cell table:number-columns-repeated="5"/>
          <table:table-cell office:value-type="string">
            <text:p>Originální data (lavice):</text:p>
          </table:table-cell>
          <table:table-cell table:number-columns-repeated="4"/>
          <table:table-cell office:value-type="string" table:number-columns-spanned="2" table:number-rows-spanned="1">
            <text:p>Plošná sumace: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74">
            <text:p>674</text:p>
          </table:table-cell>
          <table:table-cell office:value-type="float" office:value="589">
            <text:p>589</text:p>
          </table:table-cell>
          <table:table-cell office:value-type="float" office:value="564">
            <text:p>564</text:p>
          </table:table-cell>
          <table:table-cell office:value-type="float" office:value="588">
            <text:p>588</text:p>
          </table:table-cell>
          <table:table-cell office:value-type="float" office:value="552">
            <text:p>552</text:p>
          </table:table-cell>
          <table:table-cell/>
          <table:table-cell table:formula="of:=[.B3]*(350*360)" office:value-type="float" office:value="84924000">
            <text:p>84924000</text:p>
          </table:table-cell>
          <table:table-cell table:formula="of:=[.C3]*(700*350)" office:value-type="float" office:value="144305000">
            <text:p>144305000</text:p>
          </table:table-cell>
          <table:table-cell table:formula="of:=[.D3]*(700*350)" office:value-type="float" office:value="138180000">
            <text:p>138180000</text:p>
          </table:table-cell>
          <table:table-cell table:formula="of:=[.E3]*(700*350)" office:value-type="float" office:value="144060000">
            <text:p>144060000</text:p>
          </table:table-cell>
          <table:table-cell table:formula="of:=[.F3]*(350*360)" office:value-type="float" office:value="69552000">
            <text:p>69552000</text:p>
          </table:table-cell>
          <table:table-cell table:number-columns-repeated="2"/>
          <table:table-cell office:value-type="float" office:value="630">
            <text:p>630</text:p>
          </table:table-cell>
          <table:table-cell office:value-type="float" office:value="610">
            <text:p>610</text:p>
          </table:table-cell>
          <table:table-cell office:value-type="float" office:value="593">
            <text:p>593</text:p>
          </table:table-cell>
          <table:table-cell office:value-type="float" office:value="575">
            <text:p>575</text:p>
          </table:table-cell>
          <table:table-cell/>
          <table:table-cell table:formula="of:=[.O3]*100*100" office:value-type="float" office:value="6300000">
            <text:p>6300000</text:p>
          </table:table-cell>
          <table:table-cell table:formula="of:=[.P3]*100*200" office:value-type="float" office:value="12200000">
            <text:p>12200000</text:p>
          </table:table-cell>
          <table:table-cell table:formula="of:=[.Q3]*100*200" office:value-type="float" office:value="11860000">
            <text:p>11860000</text:p>
          </table:table-cell>
          <table:table-cell table:formula="of:=[.R3]*100*100" office:value-type="float" office:value="5750000">
            <text:p>5750000</text:p>
          </table:table-cell>
        </table:table-row>
        <table:table-row table:style-name="ro1">
          <table:table-cell/>
          <table:table-cell office:value-type="float" office:value="716">
            <text:p>716</text:p>
          </table:table-cell>
          <table:table-cell office:value-type="float" office:value="605">
            <text:p>605</text:p>
          </table:table-cell>
          <table:table-cell office:value-type="float" office:value="569">
            <text:p>569</text:p>
          </table:table-cell>
          <table:table-cell office:value-type="float" office:value="606">
            <text:p>606</text:p>
          </table:table-cell>
          <table:table-cell office:value-type="float" office:value="548">
            <text:p>548</text:p>
          </table:table-cell>
          <table:table-cell/>
          <table:table-cell table:formula="of:=[.B4]*(720*360)" office:value-type="float" office:value="185587200">
            <text:p>185587200</text:p>
          </table:table-cell>
          <table:table-cell table:formula="of:=[.C4]*(700*720)" office:value-type="float" office:value="304920000">
            <text:p>304920000</text:p>
          </table:table-cell>
          <table:table-cell table:formula="of:=[.D4]*(700*720)" office:value-type="float" office:value="286776000">
            <text:p>286776000</text:p>
          </table:table-cell>
          <table:table-cell table:formula="of:=[.E4]*(700*720)" office:value-type="float" office:value="305424000">
            <text:p>305424000</text:p>
          </table:table-cell>
          <table:table-cell table:formula="of:=[.F4]*(720*360)" office:value-type="float" office:value="142041600">
            <text:p>142041600</text:p>
          </table:table-cell>
          <table:table-cell table:number-columns-repeated="2"/>
          <table:table-cell office:value-type="float" office:value="626">
            <text:p>626</text:p>
          </table:table-cell>
          <table:table-cell office:value-type="float" office:value="602">
            <text:p>602</text:p>
          </table:table-cell>
          <table:table-cell office:value-type="float" office:value="588">
            <text:p>588</text:p>
          </table:table-cell>
          <table:table-cell office:value-type="float" office:value="578">
            <text:p>578</text:p>
          </table:table-cell>
          <table:table-cell/>
          <table:table-cell table:formula="of:=[.O4]*100*200" office:value-type="float" office:value="12520000">
            <text:p>12520000</text:p>
          </table:table-cell>
          <table:table-cell table:formula="of:=[.P4]*200*200" office:value-type="float" office:value="24080000">
            <text:p>24080000</text:p>
          </table:table-cell>
          <table:table-cell table:formula="of:=[.Q4]*200*200" office:value-type="float" office:value="23520000">
            <text:p>23520000</text:p>
          </table:table-cell>
          <table:table-cell table:formula="of:=[.R4]*100*200" office:value-type="float" office:value="11560000">
            <text:p>11560000</text:p>
          </table:table-cell>
        </table:table-row>
        <table:table-row table:style-name="ro1">
          <table:table-cell/>
          <table:table-cell office:value-type="float" office:value="718">
            <text:p>718</text:p>
          </table:table-cell>
          <table:table-cell office:value-type="float" office:value="610">
            <text:p>610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 office:value-type="float" office:value="512">
            <text:p>512</text:p>
          </table:table-cell>
          <table:table-cell/>
          <table:table-cell table:formula="of:=[.B5]*(720*360)" office:value-type="float" office:value="186105600">
            <text:p>186105600</text:p>
          </table:table-cell>
          <table:table-cell table:formula="of:=[.C5]*(700*720)" office:value-type="float" office:value="307440000">
            <text:p>307440000</text:p>
          </table:table-cell>
          <table:table-cell table:formula="of:=[.D5]*(700*720)" office:value-type="float" office:value="282240000">
            <text:p>282240000</text:p>
          </table:table-cell>
          <table:table-cell table:formula="of:=[.E5]*(700*720)" office:value-type="float" office:value="287784000">
            <text:p>287784000</text:p>
          </table:table-cell>
          <table:table-cell table:formula="of:=[.F5]*(720*360)" office:value-type="float" office:value="132710400">
            <text:p>132710400</text:p>
          </table:table-cell>
          <table:table-cell table:number-columns-repeated="2"/>
          <table:table-cell office:value-type="float" office:value="625">
            <text:p>625</text:p>
          </table:table-cell>
          <table:table-cell office:value-type="float" office:value="602">
            <text:p>602</text:p>
          </table:table-cell>
          <table:table-cell office:value-type="float" office:value="590">
            <text:p>590</text:p>
          </table:table-cell>
          <table:table-cell office:value-type="float" office:value="582">
            <text:p>582</text:p>
          </table:table-cell>
          <table:table-cell/>
          <table:table-cell table:formula="of:=[.O5]*100*200" office:value-type="float" office:value="12500000">
            <text:p>12500000</text:p>
          </table:table-cell>
          <table:table-cell table:formula="of:=[.P5]*200*200" office:value-type="float" office:value="24080000">
            <text:p>24080000</text:p>
          </table:table-cell>
          <table:table-cell table:formula="of:=[.Q5]*200*200" office:value-type="float" office:value="23600000">
            <text:p>23600000</text:p>
          </table:table-cell>
          <table:table-cell table:formula="of:=[.R5]*100*200" office:value-type="float" office:value="11640000">
            <text:p>11640000</text:p>
          </table:table-cell>
        </table:table-row>
        <table:table-row table:style-name="ro1">
          <table:table-cell/>
          <table:table-cell office:value-type="float" office:value="657">
            <text:p>657</text:p>
          </table:table-cell>
          <table:table-cell office:value-type="float" office:value="584">
            <text:p>584</text:p>
          </table:table-cell>
          <table:table-cell office:value-type="float" office:value="554">
            <text:p>554</text:p>
          </table:table-cell>
          <table:table-cell office:value-type="float" office:value="561">
            <text:p>561</text:p>
          </table:table-cell>
          <table:table-cell office:value-type="float" office:value="494">
            <text:p>494</text:p>
          </table:table-cell>
          <table:table-cell/>
          <table:table-cell table:formula="of:=[.B6]*(720*360)" office:value-type="float" office:value="170294400">
            <text:p>170294400</text:p>
          </table:table-cell>
          <table:table-cell table:formula="of:=[.C6]*(700*720)" office:value-type="float" office:value="294336000">
            <text:p>294336000</text:p>
          </table:table-cell>
          <table:table-cell table:formula="of:=[.D6]*(700*720)" office:value-type="float" office:value="279216000">
            <text:p>279216000</text:p>
          </table:table-cell>
          <table:table-cell table:formula="of:=[.E6]*(700*720)" office:value-type="float" office:value="282744000">
            <text:p>282744000</text:p>
          </table:table-cell>
          <table:table-cell table:formula="of:=[.F6]*(720*360)" office:value-type="float" office:value="128044800">
            <text:p>128044800</text:p>
          </table:table-cell>
          <table:table-cell table:number-columns-repeated="2"/>
          <table:table-cell office:value-type="float" office:value="628">
            <text:p>628</text:p>
          </table:table-cell>
          <table:table-cell office:value-type="float" office:value="609">
            <text:p>609</text:p>
          </table:table-cell>
          <table:table-cell office:value-type="float" office:value="597">
            <text:p>597</text:p>
          </table:table-cell>
          <table:table-cell office:value-type="float" office:value="589">
            <text:p>589</text:p>
          </table:table-cell>
          <table:table-cell/>
          <table:table-cell table:formula="of:=[.O6]*100*100" office:value-type="float" office:value="6280000">
            <text:p>6280000</text:p>
          </table:table-cell>
          <table:table-cell table:formula="of:=[.P6]*100*200" office:value-type="float" office:value="12180000">
            <text:p>12180000</text:p>
          </table:table-cell>
          <table:table-cell table:formula="of:=[.Q6]*100*200" office:value-type="float" office:value="11940000">
            <text:p>11940000</text:p>
          </table:table-cell>
          <table:table-cell table:formula="of:=[.R6]*100*100" office:value-type="float" office:value="5890000">
            <text:p>5890000</text:p>
          </table:table-cell>
        </table:table-row>
        <table:table-row table:style-name="ro1">
          <table:table-cell/>
          <table:table-cell office:value-type="float" office:value="653">
            <text:p>653</text:p>
          </table:table-cell>
          <table:table-cell office:value-type="float" office:value="589">
            <text:p>589</text:p>
          </table:table-cell>
          <table:table-cell office:value-type="float" office:value="587">
            <text:p>587</text:p>
          </table:table-cell>
          <table:table-cell office:value-type="float" office:value="630">
            <text:p>630</text:p>
          </table:table-cell>
          <table:table-cell office:value-type="float" office:value="542">
            <text:p>542</text:p>
          </table:table-cell>
          <table:table-cell/>
          <table:table-cell table:formula="of:=[.B7]*(720*360)" office:value-type="float" office:value="169257600">
            <text:p>169257600</text:p>
          </table:table-cell>
          <table:table-cell table:formula="of:=[.C7]*(700*720)" office:value-type="float" office:value="296856000">
            <text:p>296856000</text:p>
          </table:table-cell>
          <table:table-cell table:formula="of:=[.D7]*(700*720)" office:value-type="float" office:value="295848000">
            <text:p>295848000</text:p>
          </table:table-cell>
          <table:table-cell table:formula="of:=[.E7]*(700*720)" office:value-type="float" office:value="317520000">
            <text:p>317520000</text:p>
          </table:table-cell>
          <table:table-cell table:formula="of:=[.F7]*(720*360)" office:value-type="float" office:value="140486400">
            <text:p>140486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float" office:value="644">
            <text:p>644</text:p>
          </table:table-cell>
          <table:table-cell office:value-type="float" office:value="630">
            <text:p>630</text:p>
          </table:table-cell>
          <table:table-cell office:value-type="float" office:value="716">
            <text:p>716</text:p>
          </table:table-cell>
          <table:table-cell office:value-type="float" office:value="618">
            <text:p>618</text:p>
          </table:table-cell>
          <table:table-cell/>
          <table:table-cell table:formula="of:=[.B8]*(720*360)" office:value-type="float" office:value="182995200">
            <text:p>182995200</text:p>
          </table:table-cell>
          <table:table-cell table:formula="of:=[.C8]*(700*720)" office:value-type="float" office:value="324576000">
            <text:p>324576000</text:p>
          </table:table-cell>
          <table:table-cell table:formula="of:=[.D8]*(700*720)" office:value-type="float" office:value="317520000">
            <text:p>317520000</text:p>
          </table:table-cell>
          <table:table-cell table:formula="of:=[.E8]*(700*720)" office:value-type="float" office:value="360864000">
            <text:p>360864000</text:p>
          </table:table-cell>
          <table:table-cell table:formula="of:=[.F8]*(720*360)" office:value-type="float" office:value="160185600">
            <text:p>160185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33">
            <text:p>733</text:p>
          </table:table-cell>
          <table:table-cell office:value-type="float" office:value="663">
            <text:p>663</text:p>
          </table:table-cell>
          <table:table-cell office:value-type="float" office:value="658">
            <text:p>658</text:p>
          </table:table-cell>
          <table:table-cell office:value-type="float" office:value="743">
            <text:p>743</text:p>
          </table:table-cell>
          <table:table-cell office:value-type="float" office:value="650">
            <text:p>650</text:p>
          </table:table-cell>
          <table:table-cell/>
          <table:table-cell table:formula="of:=[.B9]*(720*360)" office:value-type="float" office:value="189993600">
            <text:p>189993600</text:p>
          </table:table-cell>
          <table:table-cell table:formula="of:=[.C9]*(700*720)" office:value-type="float" office:value="334152000">
            <text:p>334152000</text:p>
          </table:table-cell>
          <table:table-cell table:formula="of:=[.D9]*(700*720)" office:value-type="float" office:value="331632000">
            <text:p>331632000</text:p>
          </table:table-cell>
          <table:table-cell table:formula="of:=[.E9]*(700*720)" office:value-type="float" office:value="374472000">
            <text:p>374472000</text:p>
          </table:table-cell>
          <table:table-cell table:formula="of:=[.F9]*(720*360)" office:value-type="float" office:value="168480000">
            <text:p>16848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71">
            <text:p>671</text:p>
          </table:table-cell>
          <table:table-cell office:value-type="float" office:value="622">
            <text:p>622</text:p>
          </table:table-cell>
          <table:table-cell office:value-type="float" office:value="626">
            <text:p>626</text:p>
          </table:table-cell>
          <table:table-cell office:value-type="float" office:value="696">
            <text:p>696</text:p>
          </table:table-cell>
          <table:table-cell office:value-type="float" office:value="617">
            <text:p>617</text:p>
          </table:table-cell>
          <table:table-cell/>
          <table:table-cell table:formula="of:=[.B10]*(350*360)" office:value-type="float" office:value="84546000">
            <text:p>84546000</text:p>
          </table:table-cell>
          <table:table-cell table:formula="of:=[.C10]*(700*350)" office:value-type="float" office:value="152390000">
            <text:p>152390000</text:p>
          </table:table-cell>
          <table:table-cell table:formula="of:=[.D10]*(700*350)" office:value-type="float" office:value="153370000">
            <text:p>153370000</text:p>
          </table:table-cell>
          <table:table-cell table:formula="of:=[.E10]*(700*350)" office:value-type="float" office:value="170520000">
            <text:p>170520000</text:p>
          </table:table-cell>
          <table:table-cell table:formula="of:=[.F10]*(350*360)" office:value-type="float" office:value="77742000">
            <text:p>77742000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>
            <text:p>úkol 2a</text:p>
          </table:table-cell>
          <table:table-cell table:style-name="ce4" table:formula="of:=SUM([.B3:.F10])/COUNT([.B3:.F10])*[.G30]" office:value-type="float" office:value="887.036395916556">
            <text:p>887.0363959166</text:p>
          </table:table-cell>
          <table:table-cell table:number-columns-repeated="4"/>
          <table:table-cell office:value-type="string">
            <text:p>Integrální charakteristiky:</text:p>
          </table:table-cell>
          <table:table-cell table:number-columns-repeated="6"/>
          <table:table-cell table:style-name="ce1" office:value-type="string">
            <text:p>úkol 2a</text:p>
          </table:table-cell>
          <table:table-cell table:style-name="ce4" table:formula="of:=SUM([.O3:.R6])/COUNT([.O3:.R6])" office:value-type="float" office:value="601.5">
            <text:p>601.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úkol 2b</text:p>
          </table:table-cell>
          <table:table-cell table:style-name="ce5" table:formula="of:=SUM([.H3:.L10])/(4*350*360+12*720*360+6*700*350+18*700*720)*[.G30]" office:value-type="float" office:value="884.403580178033">
            <text:p>884.403580178</text:p>
          </table:table-cell>
          <table:table-cell table:number-columns-repeated="3"/>
          <table:table-cell office:value-type="string">
            <text:p>osa</text:p>
          </table:table-cell>
          <table:table-cell office:value-type="string">
            <text:p>Bodový 1</text:p>
          </table:table-cell>
          <table:table-cell office:value-type="string">
            <text:p>Kulový 1</text:p>
          </table:table-cell>
          <table:table-cell office:value-type="string">
            <text:p>Válcový 1</text:p>
          </table:table-cell>
          <table:table-cell office:value-type="string">
            <text:p>Bodový 2</text:p>
          </table:table-cell>
          <table:table-cell office:value-type="string">
            <text:p>Kulový 2</text:p>
          </table:table-cell>
          <table:table-cell office:value-type="string">
            <text:p>Válcový 2</text:p>
          </table:table-cell>
          <table:table-cell/>
          <table:table-cell table:style-name="ce2" office:value-type="string">
            <text:p>úkol 2b</text:p>
          </table:table-cell>
          <table:table-cell table:style-name="ce5" table:formula="of:=SUM([.T3:.W6])/(4*100*100+8*100*200+4*200*200)" office:value-type="float" office:value="599.722222222222">
            <text:p>599.7222222222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úkol 4</text:p>
          </table:table-cell>
          <table:table-cell table:style-name="ce5" table:formula="of:=MIN([.B3:.F10])/[.C15]" office:value-type="float" office:value="0.556910632161334">
            <text:p>0.5569106322</text:p>
          </table:table-cell>
          <table:table-cell table:number-columns-repeated="3"/>
          <table:table-cell office:value-type="string">
            <text:p>+z</text:p>
          </table:table-cell>
          <table:table-cell office:value-type="float" office:value="599">
            <text:p>599</text:p>
          </table:table-cell>
          <table:table-cell office:value-type="float" office:value="217">
            <text:p>217</text:p>
          </table:table-cell>
          <table:table-cell office:value-type="float" office:value="145">
            <text:p>145</text:p>
          </table:table-cell>
          <table:table-cell office:value-type="float" office:value="662">
            <text:p>662</text:p>
          </table:table-cell>
          <table:table-cell office:value-type="float" office:value="197">
            <text:p>197</text:p>
          </table:table-cell>
          <table:table-cell office:value-type="float" office:value="164">
            <text:p>164</text:p>
          </table:table-cell>
          <table:table-cell/>
          <table:table-cell table:style-name="ce3" office:value-type="string">
            <text:p>úkol 4</text:p>
          </table:table-cell>
          <table:table-cell table:style-name="ce6" table:formula="of:=MIN([.O3:.R6])/[.P15]" office:value-type="float" office:value="0.955943474646717">
            <text:p>0.955943474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úkol 5a – 1. bod</text:p>
          </table:table-cell>
          <table:table-cell table:style-name="ce5" table:formula="of:=SQRT([.H24]^2+[.H25]^2+[.H26]^2)*[.G30]" office:value-type="float" office:value="739.57345650914">
            <text:p>739.5734565091</text:p>
          </table:table-cell>
          <table:table-cell table:number-columns-repeated="3"/>
          <table:table-cell office:value-type="string">
            <text:p>-z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>
            <text:p>úkol 5b – 1. bod</text:p>
          </table:table-cell>
          <table:table-cell table:style-name="ce5" table:formula="of:=(1/6)*([.H17]+[.H18]+[.H19]+[.H20]+[.H21]+[.H22])*[.G30]" office:value-type="float" office:value="306.564580559254">
            <text:p>306.5645805593</text:p>
          </table:table-cell>
          <table:table-cell table:number-columns-repeated="3"/>
          <table:table-cell office:value-type="string">
            <text:p>+y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úkol 5c – 1. bod</text:p>
          </table:table-cell>
          <table:table-cell table:style-name="ce5" table:formula="of:=(1/4)*([.H19]+[.H20]+[.H21]+[.H22])*[.G30]" office:value-type="float" office:value="216.524633821571">
            <text:p>216.5246338216</text:p>
          </table:table-cell>
          <table:table-cell table:number-columns-repeated="3"/>
          <table:table-cell office:value-type="string">
            <text:p>-y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103">
            <text:p>103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úkol 5d – 1. bod</text:p>
          </table:table-cell>
          <table:table-cell table:style-name="ce5" table:formula="of:=[.I17]*[.G30]" office:value-type="float" office:value="310.137594318686">
            <text:p>310.1375943187</text:p>
          </table:table-cell>
          <table:table-cell table:number-columns-repeated="3"/>
          <table:table-cell office:value-type="string">
            <text:p>+x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float" office:value="182">
            <text:p>182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úkol 5e – 1. bod</text:p>
          </table:table-cell>
          <table:table-cell table:style-name="ce5" table:formula="of:=[.J17]*[.G30]" office:value-type="float" office:value="207.234798047048">
            <text:p>207.234798047</text:p>
          </table:table-cell>
          <table:table-cell table:number-columns-repeated="3"/>
          <table:table-cell office:value-type="string">
            <text:p>-x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float" office:value="171">
            <text:p>171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úkol 5a – 2. bod</text:p>
          </table:table-cell>
          <table:table-cell table:style-name="ce5" table:formula="of:=SQRT([.K24]^2+[.K25]^2+[.K26]^2)*[.G30]" office:value-type="float" office:value="842.181702560687">
            <text:p>842.1817025607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>
            <text:p>úkol 5b – 2. bod</text:p>
          </table:table-cell>
          <table:table-cell table:style-name="ce5" table:formula="of:=(1/6)*([.K17]+[.K18]+[.K19]+[.K20]+[.K21]+[.K22])*[.G30]" office:value-type="float" office:value="317.28362183755">
            <text:p>317.2836218376</text:p>
          </table:table-cell>
          <table:table-cell table:number-columns-repeated="3"/>
          <table:table-cell office:value-type="string">
            <text:p>ex</text:p>
          </table:table-cell>
          <table:table-cell table:formula="of:=[.H21]-[.H22]" office:value-type="float" office:value="-22">
            <text:p>-22</text:p>
          </table:table-cell>
          <table:table-cell table:number-columns-repeated="2"/>
          <table:table-cell table:formula="of:=[.K21]-[.K22]" office:value-type="float" office:value="11">
            <text:p>11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úkol 5c – 2. bod</text:p>
          </table:table-cell>
          <table:table-cell table:style-name="ce5" table:formula="of:=(1/4)*([.K19]+[.K20]+[.K21]+[.K22])*[.G30]" office:value-type="float" office:value="212.951620062139">
            <text:p>212.9516200621</text:p>
          </table:table-cell>
          <table:table-cell table:number-columns-repeated="3"/>
          <table:table-cell office:value-type="string">
            <text:p>ey</text:p>
          </table:table-cell>
          <table:table-cell table:formula="of:=[.H19]-[.H20]" office:value-type="float" office:value="2">
            <text:p>2</text:p>
          </table:table-cell>
          <table:table-cell table:number-columns-repeated="2"/>
          <table:table-cell table:formula="of:=[.K19]-[.K20]" office:value-type="float" office:value="37">
            <text:p>37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úkol 5d – 2. bod</text:p>
          </table:table-cell>
          <table:table-cell table:style-name="ce5" table:formula="of:=[.L17]*[.G30]" office:value-type="float" office:value="281.553484243231">
            <text:p>281.5534842432</text:p>
          </table:table-cell>
          <table:table-cell table:number-columns-repeated="3"/>
          <table:table-cell office:value-type="string">
            <text:p>ez</text:p>
          </table:table-cell>
          <table:table-cell table:formula="of:=[.H17]-[.H18]" office:value-type="float" office:value="517">
            <text:p>517</text:p>
          </table:table-cell>
          <table:table-cell table:number-columns-repeated="2"/>
          <table:table-cell table:formula="of:=[.K17]-[.K18]" office:value-type="float" office:value="588">
            <text:p>58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úkol 5e – 2. bod</text:p>
          </table:table-cell>
          <table:table-cell table:style-name="ce6" table:formula="of:=[.M17]*[.G30]" office:value-type="float" office:value="234.389702618731">
            <text:p>234.3897026187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office:value-type="string">
            <text:p>Koekce napájecím napětím: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(230/225.3)*1.4" office:value-type="float" office:value="1.42920550377275">
            <text:p>1.4292055038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Edop</text:p>
          </table:table-cell>
          <table:table-cell office:value-type="string">
            <text:p>Eodr</text:p>
          </table:table-cell>
          <table:table-cell table:style-name="ce7" office:value-type="string">
            <text:p>Činitel odrazu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Černá mikina</text:p>
          </table:table-cell>
          <table:table-cell office:value-type="float" office:value="555">
            <text:p>555</text:p>
          </table:table-cell>
          <table:table-cell office:value-type="float" office:value="28">
            <text:p>28</text:p>
          </table:table-cell>
          <table:table-cell table:style-name="ce8" table:formula="of:=[.D34]/[.C34]" office:value-type="float" office:value="0.0504504504504505">
            <text:p>0.050450450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Zelená skripta</text:p>
          </table:table-cell>
          <table:table-cell office:value-type="float" office:value="566">
            <text:p>566</text:p>
          </table:table-cell>
          <table:table-cell office:value-type="float" office:value="219">
            <text:p>219</text:p>
          </table:table-cell>
          <table:table-cell table:style-name="ce8" table:formula="of:=[.D35]/[.C35]" office:value-type="float" office:value="0.386925795053003">
            <text:p>0.386925795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avice</text:p>
          </table:table-cell>
          <table:table-cell office:value-type="float" office:value="567">
            <text:p>567</text:p>
          </table:table-cell>
          <table:table-cell office:value-type="float" office:value="237">
            <text:p>237</text:p>
          </table:table-cell>
          <table:table-cell table:style-name="ce8" table:formula="of:=[.D36]/[.C36]" office:value-type="float" office:value="0.417989417989418">
            <text:p>0.417989418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Červený obal multimetru</text:p>
          </table:table-cell>
          <table:table-cell office:value-type="float" office:value="566">
            <text:p>566</text:p>
          </table:table-cell>
          <table:table-cell office:value-type="float" office:value="129">
            <text:p>129</text:p>
          </table:table-cell>
          <table:table-cell table:style-name="ce8" table:formula="of:=[.D37]/[.C37]" office:value-type="float" office:value="0.22791519434629">
            <text:p>0.2279151943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apír</text:p>
          </table:table-cell>
          <table:table-cell office:value-type="float" office:value="571">
            <text:p>571</text:p>
          </table:table-cell>
          <table:table-cell office:value-type="float" office:value="274">
            <text:p>274</text:p>
          </table:table-cell>
          <table:table-cell table:style-name="ce8" table:formula="of:=[.D38]/[.C38]" office:value-type="float" office:value="0.479859894921191">
            <text:p>0.479859894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Modrý kufřík</text:p>
          </table:table-cell>
          <table:table-cell office:value-type="float" office:value="550">
            <text:p>550</text:p>
          </table:table-cell>
          <table:table-cell office:value-type="float" office:value="111">
            <text:p>111</text:p>
          </table:table-cell>
          <table:table-cell table:style-name="ce8" table:formula="of:=[.D39]/[.C39]" office:value-type="float" office:value="0.201818181818182">
            <text:p>0.2018181818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Notebook</text:p>
          </table:table-cell>
          <table:table-cell office:value-type="float" office:value="560">
            <text:p>560</text:p>
          </table:table-cell>
          <table:table-cell office:value-type="float" office:value="110">
            <text:p>110</text:p>
          </table:table-cell>
          <table:table-cell table:style-name="ce8" table:formula="of:=[.D40]/[.C40]" office:value-type="float" office:value="0.196428571428571">
            <text:p>0.1964285714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Zelená diplomka</text:p>
          </table:table-cell>
          <table:table-cell office:value-type="float" office:value="564">
            <text:p>564</text:p>
          </table:table-cell>
          <table:table-cell office:value-type="float" office:value="130">
            <text:p>130</text:p>
          </table:table-cell>
          <table:table-cell table:style-name="ce8" table:formula="of:=[.D41]/[.C41]" office:value-type="float" office:value="0.230496453900709">
            <text:p>0.230496453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Růžová skripta</text:p>
          </table:table-cell>
          <table:table-cell office:value-type="float" office:value="546">
            <text:p>546</text:p>
          </table:table-cell>
          <table:table-cell office:value-type="float" office:value="193">
            <text:p>193</text:p>
          </table:table-cell>
          <table:table-cell table:style-name="ce8" table:formula="of:=[.D42]/[.C42]" office:value-type="float" office:value="0.353479853479853">
            <text:p>0.353479853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Černá matná deska</text:p>
          </table:table-cell>
          <table:table-cell office:value-type="float" office:value="597">
            <text:p>597</text:p>
          </table:table-cell>
          <table:table-cell office:value-type="float" office:value="80">
            <text:p>80</text:p>
          </table:table-cell>
          <table:table-cell table:style-name="ce9" table:formula="of:=[.D43]/[.C43]" office:value-type="float" office:value="0.134003350083752">
            <text:p>0.1340033501</text:p>
          </table:table-cell>
          <table:table-cell table:number-columns-repeated="18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/03/2016</text:date>, <text:time>18:45:1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6-03-20T10:20:01</meta:creation-date>
    <meta:generator>OpenOffice/4.1.1$Unix OpenOffice.org_project/411m6$Build-9775</meta:generator>
    <dc:date>2016-03-21T18:45:14</dc:date>
    <dc:creator>Martin Zlámal</dc:creator>
    <meta:editing-duration>PT3H19M9S</meta:editing-duration>
    <meta:editing-cycles>34</meta:editing-cycles>
    <meta:document-statistic meta:table-count="3" meta:cell-count="236" meta:object-count="0"/>
  </office:meta>
</office:document-meta>
</file>